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25.7cm" table:align="margins" style:shadow="none"/>
    </style:style>
    <style:style style:name="Tableau3.A" style:family="table-column">
      <style:table-column-properties style:column-width="4.283cm" style:rel-column-width="10922*"/>
    </style:style>
    <style:style style:name="Tableau3.E" style:family="table-column">
      <style:table-column-properties style:column-width="8.567cm" style:rel-column-width="21847*"/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2.654cm" table:align="margins"/>
    </style:style>
    <style:style style:name="Tableau2.A" style:family="table-column">
      <style:table-column-properties style:column-width="6.327cm" style:rel-column-width="32767*"/>
    </style:style>
    <style:style style:name="Tableau2.B" style:family="table-column">
      <style:table-column-properties style:column-width="6.327cm" style:rel-column-width="32768*"/>
    </style:style>
    <style:style style:name="Tableau2.1" style:family="table-row">
      <style:table-row-properties style:min-row-height="3.0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Arial" fo:font-size="11pt" fo:font-weight="bold" officeooo:rsid="00282b7a" officeooo:paragraph-rsid="00282b7a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rsid="00155249" officeooo:paragraph-rsid="00155249" style:font-size-asian="11pt" style:font-size-complex="11pt"/>
    </style:style>
    <style:style style:name="P7" style:family="paragraph" style:parent-style-name="Standard">
      <style:text-properties style:font-name="Arial" fo:font-size="11pt" officeooo:rsid="001465e2" officeooo:paragraph-rsid="001465e2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6pt" style:font-size-asian="16pt" style:font-size-complex="16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officeooo:rsid="00163d5e"/>
    </style:style>
    <style:style style:name="T2" style:family="text">
      <style:text-properties officeooo:rsid="00179351"/>
    </style:style>
    <style:style style:name="T3" style:family="text">
      <style:text-properties officeooo:rsid="0018f19d"/>
    </style:style>
    <style:style style:name="T4" style:family="text">
      <style:text-properties officeooo:rsid="001b7e29"/>
    </style:style>
    <style:style style:name="T5" style:family="text">
      <style:text-properties officeooo:rsid="001c281a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officeooo:rsid="0023f078"/>
    </style:style>
    <style:style style:name="T8" style:family="text">
      <style:text-properties fo:font-weight="bold" officeooo:rsid="0023f078" style:font-weight-asian="bold" style:font-weight-complex="bold"/>
    </style:style>
    <style:style style:name="T9" style:family="text">
      <style:text-properties fo:font-weight="normal" officeooo:rsid="0023f07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timesheet.mysocname]</text:p>
      <text:p text:style-name="P6"/>
      <text:p text:style-name="P6">[timesheet.date_dates]</text:p>
      <text:p text:style-name="P6">[timesheet.project]</text:p>
      <text:p text:style-name="P7"/>
      <text:p text:style-name="P7"/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1">[langs.TimeSheetService]</text:p>
          </table:table-cell>
          <table:table-cell table:style-name="Tableau3.A1" office:value-type="string">
            <text:p text:style-name="P2">[langs.TimeSheetConsultant]</text:p>
          </table:table-cell>
          <table:table-cell table:style-name="Tableau3.A1" office:value-type="string">
            <text:p text:style-name="P2">[langs.TimeSheetComment]</text:p>
          </table:table-cell>
          <table:table-cell table:style-name="Tableau3.A1" office:value-type="string">
            <text:p text:style-name="P2">[langs.TimeSheetTotal]</text:p>
          </table:table-cell>
          <table:table-cell table:style-name="Tableau3.E1" office:value-type="string">
            <text:p text:style-name="P8">[joursVisu.key;block=<text:span text:style-name="T1">tbs-col</text:span>]<text:line-break/>[joursVisu.val]</text:p>
          </table:table-cell>
        </table:table-row>
        <table:table-row>
          <table:table-cell table:style-name="Tableau3.A2" office:value-type="string">
            <text:p text:style-name="P10">[ligneTimesheet.$;strconv=no;block=tbs-row;sub1]</text:p>
            <text:p text:style-name="P10">[ligneTimesheet_sub1.val;block=tbs-col;strconv=no]</text:p>
            <text:p text:style-name="P4"/>
          </table:table-cell>
          <table:table-cell table:style-name="Tableau3.D2" office:value-type="string">
            <text:p text:style-name="P4"/>
          </table:table-cell>
          <table:table-cell table:style-name="Tableau3.D2" office:value-type="string">
            <text:p text:style-name="P4"/>
          </table:table-cell>
          <table:table-cell table:style-name="Tableau3.D2" office:value-type="string">
            <text:p text:style-name="P4"/>
          </table:table-cell>
          <table:table-cell table:style-name="Tableau3.E2" office:value-type="string">
            <text:p text:style-name="P4"/>
          </table:table-cell>
        </table:table-row>
      </table:table>
      <text:p text:style-name="P7"/>
      <text:p text:style-name="P5">[langs.TimeSheetApproval]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">[langs.TimeSheetApprovalBy] [timesheet.mysocname]</text:p>
                </table:table-cell>
                <table:table-cell table:style-name="Tableau2.B1" office:value-type="string">
                  <text:p text:style-name="P3">[langs.TimeSheetApprovalBy] [timesheet.socname]</text:p>
                </table:table-cell>
              </table:table-row>
            </table:table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lgoud</meta:initial-creator>
    <meta:creation-date>2014-10-17T12:15:56.966481663</meta:creation-date>
    <dc:date>2014-10-17T17:46:25.368133222</dc:date>
    <dc:creator>Alexis Algoud</dc:creator>
    <meta:editing-duration>PT21M42S</meta:editing-duration>
    <meta:editing-cycles>17</meta:editing-cycles>
    <meta:generator>LibreOffice/4.2.6.3$Linux_X86_64 LibreOffice_project/420m0$Build-3</meta:generator>
    <meta:document-statistic meta:table-count="3" meta:image-count="0" meta:object-count="0" meta:page-count="1" meta:paragraph-count="13" meta:word-count="16" meta:character-count="423" meta:non-whitespace-character-count="420"/>
  </office:meta>
</office:document-meta>
</file>